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Parent.Add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ddParent.doAction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ddParent.moveNode( GuiPackage guiPackage , JMeterTreeNode node , JMeterTreeNode newParent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Parent.addParentToTree( TestElement new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ddParent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